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Erf... Voilà qui ne disait rien qui vaille. Erland profita de ce premier contact visuel pour examiner d'un peu plus près sa créancière en de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05T18:03:26.42</dc:date>
    <meta:editing-duration>PT2H6M56S</meta:editing-duration>
    <meta:editing-cycles>242</meta:editing-cycles>
    <meta:generator>OpenOffice/4.1.7$Win32 OpenOffice.org_project/417m1$Build-9800</meta:generator>
    <meta:document-statistic meta:table-count="0" meta:image-count="0" meta:object-count="0" meta:page-count="3" meta:paragraph-count="13" meta:word-count="817" meta:character-count="5043"/>
  </office:meta>
</office:document-meta>
</file>